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270c7" officeooo:paragraph-rsid="001270c7"/>
    </style:style>
    <style:style style:name="P2" style:family="paragraph" style:parent-style-name="Standard">
      <style:text-properties officeooo:rsid="0013ab7e" officeooo:paragraph-rsid="0013ab7e"/>
    </style:style>
    <style:style style:name="P3" style:family="paragraph" style:parent-style-name="Standard">
      <style:text-properties officeooo:rsid="00157ec3" officeooo:paragraph-rsid="00157ec3"/>
    </style:style>
    <style:style style:name="P4" style:family="paragraph" style:parent-style-name="Standard">
      <style:text-properties officeooo:rsid="0015ef2c" officeooo:paragraph-rsid="0015ef2c"/>
    </style:style>
    <style:style style:name="P5" style:family="paragraph" style:parent-style-name="Standard">
      <style:text-properties officeooo:rsid="00160f1f" officeooo:paragraph-rsid="00160f1f"/>
    </style:style>
    <style:style style:name="P6" style:family="paragraph" style:parent-style-name="Standard">
      <style:text-properties officeooo:rsid="001792ba" officeooo:paragraph-rsid="001792ba"/>
    </style:style>
    <style:style style:name="P7" style:family="paragraph" style:parent-style-name="Standard">
      <style:text-properties officeooo:rsid="0018cb15" officeooo:paragraph-rsid="0018cb15"/>
    </style:style>
    <style:style style:name="P8" style:family="paragraph" style:parent-style-name="Standard">
      <style:text-properties officeooo:rsid="001a9df5" officeooo:paragraph-rsid="001a9df5"/>
    </style:style>
    <style:style style:name="P9" style:family="paragraph" style:parent-style-name="Standard">
      <style:text-properties officeooo:rsid="001ca65f" officeooo:paragraph-rsid="001ca65f"/>
    </style:style>
    <style:style style:name="P10" style:family="paragraph" style:parent-style-name="Standard">
      <style:text-properties officeooo:rsid="001d366f" officeooo:paragraph-rsid="001d366f"/>
    </style:style>
    <style:style style:name="P11" style:family="paragraph" style:parent-style-name="Standard">
      <style:text-properties officeooo:rsid="001e315e" officeooo:paragraph-rsid="001e315e"/>
    </style:style>
    <style:style style:name="P12" style:family="paragraph" style:parent-style-name="Standard">
      <style:text-properties officeooo:rsid="001ec4e0" officeooo:paragraph-rsid="001ec4e0"/>
    </style:style>
    <style:style style:name="P13" style:family="paragraph" style:parent-style-name="Standard">
      <style:text-properties officeooo:rsid="001fb8fd" officeooo:paragraph-rsid="001fb8fd"/>
    </style:style>
    <style:style style:name="P14" style:family="paragraph" style:parent-style-name="Standard">
      <style:text-properties officeooo:rsid="00244f24" officeooo:paragraph-rsid="00244f24"/>
    </style:style>
    <style:style style:name="P15" style:family="paragraph" style:parent-style-name="Standard">
      <style:text-properties officeooo:rsid="002514b4" officeooo:paragraph-rsid="002514b4"/>
    </style:style>
    <style:style style:name="P16" style:family="paragraph" style:parent-style-name="Standard">
      <style:text-properties officeooo:rsid="0025e715" officeooo:paragraph-rsid="0025e715"/>
    </style:style>
    <style:style style:name="P17" style:family="paragraph" style:parent-style-name="Standard">
      <style:text-properties officeooo:rsid="00263797" officeooo:paragraph-rsid="00263797"/>
    </style:style>
    <style:style style:name="P18" style:family="paragraph" style:parent-style-name="Standard">
      <style:text-properties officeooo:rsid="0026e527" officeooo:paragraph-rsid="0026e527"/>
    </style:style>
    <style:style style:name="P19" style:family="paragraph" style:parent-style-name="Standard">
      <style:text-properties officeooo:rsid="00273c13" officeooo:paragraph-rsid="00273c13"/>
    </style:style>
    <style:style style:name="P20" style:family="paragraph" style:parent-style-name="Standard">
      <style:text-properties officeooo:rsid="0027d4be" officeooo:paragraph-rsid="0027d4be"/>
    </style:style>
    <style:style style:name="P21" style:family="paragraph" style:parent-style-name="Standard">
      <style:text-properties officeooo:rsid="00286570" officeooo:paragraph-rsid="00286570"/>
    </style:style>
    <style:style style:name="P22" style:family="paragraph" style:parent-style-name="Standard">
      <style:text-properties officeooo:rsid="0029f7e3" officeooo:paragraph-rsid="0029f7e3"/>
    </style:style>
    <style:style style:name="P23" style:family="paragraph" style:parent-style-name="Standard">
      <style:text-properties officeooo:rsid="002aacb1" officeooo:paragraph-rsid="002aacb1"/>
    </style:style>
    <style:style style:name="P24" style:family="paragraph" style:parent-style-name="Standard">
      <style:text-properties officeooo:rsid="002c625c" officeooo:paragraph-rsid="002c625c"/>
    </style:style>
    <style:style style:name="P25" style:family="paragraph" style:parent-style-name="Standard">
      <style:text-properties officeooo:rsid="002e2f3e" officeooo:paragraph-rsid="002e2f3e"/>
    </style:style>
    <style:style style:name="P26" style:family="paragraph" style:parent-style-name="Standard">
      <style:text-properties officeooo:rsid="002e726a" officeooo:paragraph-rsid="002e726a"/>
    </style:style>
    <style:style style:name="P27" style:family="paragraph" style:parent-style-name="Standard">
      <style:text-properties officeooo:rsid="0030bbed" officeooo:paragraph-rsid="0030bbed"/>
    </style:style>
    <style:style style:name="P28" style:family="paragraph" style:parent-style-name="Standard">
      <style:text-properties officeooo:rsid="0030bbed" officeooo:paragraph-rsid="00331670"/>
    </style:style>
    <style:style style:name="P29" style:family="paragraph" style:parent-style-name="Standard">
      <style:text-properties officeooo:rsid="00323038" officeooo:paragraph-rsid="00323038"/>
    </style:style>
    <style:style style:name="P30" style:family="paragraph" style:parent-style-name="Standard">
      <style:text-properties officeooo:rsid="00331670" officeooo:paragraph-rsid="00331670"/>
    </style:style>
    <style:style style:name="P31" style:family="paragraph" style:parent-style-name="Standard">
      <style:text-properties officeooo:rsid="0033c5f6" officeooo:paragraph-rsid="0033c5f6"/>
    </style:style>
    <style:style style:name="P32" style:family="paragraph" style:parent-style-name="Standard">
      <style:text-properties officeooo:rsid="003517c1" officeooo:paragraph-rsid="003517c1"/>
    </style:style>
    <style:style style:name="P33" style:family="paragraph" style:parent-style-name="Standard">
      <style:text-properties officeooo:rsid="0037661e" officeooo:paragraph-rsid="0037661e"/>
    </style:style>
    <style:style style:name="P34" style:family="paragraph" style:parent-style-name="Standard">
      <style:text-properties officeooo:rsid="00398465" officeooo:paragraph-rsid="00398465"/>
    </style:style>
    <style:style style:name="P35" style:family="paragraph" style:parent-style-name="Standard">
      <style:text-properties officeooo:rsid="003bed54" officeooo:paragraph-rsid="003bed54"/>
    </style:style>
    <style:style style:name="P36" style:family="paragraph" style:parent-style-name="Standard">
      <style:text-properties officeooo:rsid="003cc55a" officeooo:paragraph-rsid="003cc55a"/>
    </style:style>
    <style:style style:name="P37" style:family="paragraph" style:parent-style-name="Standard">
      <style:text-properties officeooo:rsid="003d2929" officeooo:paragraph-rsid="003d2929"/>
    </style:style>
    <style:style style:name="P38" style:family="paragraph" style:parent-style-name="Standard">
      <style:text-properties officeooo:rsid="003f5da0" officeooo:paragraph-rsid="003f5da0"/>
    </style:style>
    <style:style style:name="P39" style:family="paragraph" style:parent-style-name="Standard">
      <style:text-properties officeooo:rsid="00421961" officeooo:paragraph-rsid="00421961"/>
    </style:style>
    <style:style style:name="P40" style:family="paragraph" style:parent-style-name="Standard">
      <style:text-properties officeooo:rsid="00431267" officeooo:paragraph-rsid="00431267"/>
    </style:style>
    <style:style style:name="P41" style:family="paragraph" style:parent-style-name="Standard">
      <style:text-properties officeooo:rsid="00443268" officeooo:paragraph-rsid="00443268"/>
    </style:style>
    <style:style style:name="P42" style:family="paragraph" style:parent-style-name="Standard">
      <style:text-properties officeooo:rsid="0044ebf2" officeooo:paragraph-rsid="0044ebf2"/>
    </style:style>
    <style:style style:name="P43" style:family="paragraph" style:parent-style-name="Standard">
      <style:paragraph-properties fo:break-before="page"/>
      <style:text-properties officeooo:rsid="001fb8fd" officeooo:paragraph-rsid="001fb8fd"/>
    </style:style>
    <style:style style:name="P44" style:family="paragraph" style:parent-style-name="Standard">
      <style:paragraph-properties fo:break-before="page"/>
      <style:text-properties officeooo:rsid="00286570" officeooo:paragraph-rsid="00286570"/>
    </style:style>
    <style:style style:name="P45" style:family="paragraph" style:parent-style-name="Standard">
      <style:paragraph-properties fo:break-before="page"/>
      <style:text-properties officeooo:rsid="002e726a" officeooo:paragraph-rsid="002e726a"/>
    </style:style>
    <style:style style:name="P46" style:family="paragraph" style:parent-style-name="Standard">
      <style:paragraph-properties fo:break-before="page"/>
      <style:text-properties officeooo:rsid="003bed54" officeooo:paragraph-rsid="003bed54"/>
    </style:style>
    <style:style style:name="T1" style:family="text">
      <style:text-properties officeooo:rsid="0015ef2c"/>
    </style:style>
    <style:style style:name="T2" style:family="text">
      <style:text-properties officeooo:rsid="00160f1f"/>
    </style:style>
    <style:style style:name="T3" style:family="text">
      <style:text-properties officeooo:rsid="00170d02"/>
    </style:style>
    <style:style style:name="T4" style:family="text">
      <style:text-properties officeooo:rsid="001792ba"/>
    </style:style>
    <style:style style:name="T5" style:family="text">
      <style:text-properties officeooo:rsid="001a966e"/>
    </style:style>
    <style:style style:name="T6" style:family="text">
      <style:text-properties officeooo:rsid="001a9df5"/>
    </style:style>
    <style:style style:name="T7" style:family="text">
      <style:text-properties officeooo:rsid="001b3a7d"/>
    </style:style>
    <style:style style:name="T8" style:family="text">
      <style:text-properties officeooo:rsid="001b6b9b"/>
    </style:style>
    <style:style style:name="T9" style:family="text">
      <style:text-properties officeooo:rsid="001d366f"/>
    </style:style>
    <style:style style:name="T10" style:family="text">
      <style:text-properties officeooo:rsid="001e315e"/>
    </style:style>
    <style:style style:name="T11" style:family="text">
      <style:text-properties officeooo:rsid="001ec4e0"/>
    </style:style>
    <style:style style:name="T12" style:family="text">
      <style:text-properties officeooo:rsid="00228b28"/>
    </style:style>
    <style:style style:name="T13" style:family="text">
      <style:text-properties officeooo:rsid="0027d4be"/>
    </style:style>
    <style:style style:name="T14" style:family="text">
      <style:text-properties officeooo:rsid="002aacb1"/>
    </style:style>
    <style:style style:name="T15" style:family="text">
      <style:text-properties officeooo:rsid="002e67a0"/>
    </style:style>
    <style:style style:name="T16" style:family="text">
      <style:text-properties officeooo:rsid="0036f390"/>
    </style:style>
    <style:style style:name="T17" style:family="text">
      <style:text-properties officeooo:rsid="003902bc"/>
    </style:style>
    <style:style style:name="T18" style:family="text">
      <style:text-properties officeooo:rsid="003fdc70"/>
    </style:style>
    <style:style style:name="T19" style:family="text">
      <style:text-properties officeooo:rsid="00421961"/>
    </style:style>
    <style:style style:name="T20" style:family="text">
      <style:text-properties officeooo:rsid="00455b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인터넷 보안 기말고사 요약</text:p>
      <text:p text:style-name="Standard"/>
      <text:p text:style-name="P1">1. 디지털 서명</text:p>
      <text:p text:style-name="P1">unforgeability 사칭불가능성</text:p>
      <text:p text:style-name="P1"/>
      <text:p text:style-name="P1">2. 서명 공격 종류</text:p>
      <text:p text:style-name="P1">key-only, known-message, chosen-message</text:p>
      <text:p text:style-name="P1"/>
      <text:p text:style-name="P1">3. RSA 서명</text:p>
      <text:p text:style-name="P1">RSA 암호화와 동일한데 d,e만 반대</text:p>
      <text:p text:style-name="P1"/>
      <text:p text:style-name="P1">4. blind signature</text:p>
      <text:p text:style-name="P1">k with gcd(k,n) = 1 를 찾아서 t= mk^e을 보내면 이거에 서명이 되어서 m^d k^ed = m^d k 가 되어서 돌아온다.</text:p>
      <text:p text:style-name="P1">k를 떼어내면 m^d를 얻는다. → 모르는 bad message에 서명</text:p>
      <text:p text:style-name="P1"/>
      <text:p text:style-name="P1"/>
      <text:p text:style-name="P1">5. 엘가말 서명</text:p>
      <text:p text:style-name="P1">(a, y, p) with y = a^x mod p</text:p>
      <text:p text:style-name="P1">서명자는</text:p>
      <text:p text:style-name="P1">m = H(M)</text:p>
      <text:p text:style-name="P1">gcd(k, p-1) = 1 인 값을 찾아서 temporary key r = a^k mod p</text:p>
      <text:p text:style-name="P1">s = k^-1 (m – xr) mod (p – 1)</text:p>
      <text:p text:style-name="P1">sig = (r,s)</text:p>
      <text:p text:style-name="P1"/>
      <text:p text:style-name="P1">확인은 </text:p>
      <text:p text:style-name="P1">V1 = a^m mod p</text:p>
      <text:p text:style-name="P1">V2 = y^r r^s mod p<text:tab/>= a^xr a^ks mod p = a^(xr + ks) mod p = a^(xr + m – xr) mod p = a^m mod p</text:p>
      <text:p text:style-name="P1">V1 = V2 면 확인</text:p>
      <text:p text:style-name="P1"/>
      <text:p text:style-name="P2">6. 만약 r을 사용하지 않는다면?</text:p>
      <text:p text:style-name="P2"/>
      <text:p text:style-name="P3">7. cyclic group : generator g에 대해 &lt;g^d&gt; 가 생성하는 그룹</text:p>
      <text:p text:style-name="P3">이 <text:span text:style-name="T1">cyclic subgroup 의 원소 x는 x^|S| mod p = 1 이다.</text:span></text:p>
      <text:p text:style-name="P4">= S 는 |S|-th roots of 1을 가지고 있다.</text:p>
      <text:p text:style-name="P4"/>
      <text:p text:style-name="P4">8. schnorr group</text:p>
      <text:p text:style-name="P4">p &gt;&gt;&gt; q 를 잡는다. <text:span text:style-name="T2">(p = qr + 1)</text:span></text:p>
      <text:p text:style-name="P4">임의의 h^r != 1 인 h를 잡으면? <text:span text:style-name="T2">h^r 은 schnorr group의 generator</text:span></text:p>
      <text:p text:style-name="P5">g^|S| = h^|S|r = h^p-1 = 1 mod p</text:p>
      <text:p text:style-name="P5"/>
      <text:p text:style-name="P5">→<text:span text:style-name="T4"> generator를 g 대신 g^r = h를 사용함을 통해 prime 을 p 대신 q를 사용할 수 있어진다.</text:span></text:p>
      <text:p text:style-name="P5"/>
      <text:p text:style-name="P5">9. schnorr <text:span text:style-name="T3">signature</text:span></text:p>
      <text:p text:style-name="P6">(a, p, q, public key v) v = a^-s mod q (private key s), <text:span text:style-name="T6">a = h^r (subgroup generator)</text:span></text:p>
      <text:p text:style-name="P6"/>
      <text:p text:style-name="P7">서명자는</text:p>
      <text:p text:style-name="P7">임의의 숫자 k &lt; q 를 잡아서 x = a^k mod p</text:p>
      <text:p text:style-name="P7">e = H(M || x), y = (k + se) mod q<text:tab/><text:tab/><text:span text:style-name="T5">← 서명의 크기가 많이 작아짐</text:span></text:p>
      <text:p text:style-name="P7">sig = (e,y)</text:p>
      <text:p text:style-name="P7"><text:soft-page-break/>확인은</text:p>
      <text:p text:style-name="P7">x’ = a^y v^e mod p<text:tab/>(= a^(k+se) a^-se<text:tab/>= a^k mod p = x)</text:p>
      <text:p text:style-name="P7">e = H(M || x’) 인지 확인</text:p>
      <text:p text:style-name="P7"/>
      <text:p text:style-name="P7">엘가말과의 차이점은 a^m 대신 a^k 라는 것 (임시 랜덤 숫자 k와 m의 위치가 바뀜 (m → hash값 e로 변함))</text:p>
      <text:p text:style-name="P7"/>
      <text:p text:style-name="P8">10. D<text:span text:style-name="T11">SA</text:span> 서명</text:p>
      <text:p text:style-name="P8"/>
      <text:p text:style-name="P8">(p, q, g), <text:span text:style-name="T7">g 는 subgroup generator, </text:span><text:span text:style-name="T8">g = h^((p-1)/q) = h^r</text:span></text:p>
      <text:p text:style-name="P8"/>
      <text:p text:style-name="P9">서명자는 private x &lt; q 잡고, public y = g^x mod p 생성</text:p>
      <text:p text:style-name="P9">랜덤 숫자 <text:span text:style-name="T9">k 잡고,</text:span></text:p>
      <text:p text:style-name="P10">r = (g^k mod p) mod q</text:p>
      <text:p text:style-name="P10">s = [k^-1 (H(M) + xr)] mod q<text:tab/><text:tab/><text:span text:style-name="T10">← elgamal에 subgroup 을 넣은 느낌. g=h^s 써서 p 대신 q 사용</text:span></text:p>
      <text:p text:style-name="P10">sig = (r,s)</text:p>
      <text:p text:style-name="P10"/>
      <text:p text:style-name="P10">확인은</text:p>
      <text:p text:style-name="P10">w = s^-1 mod q</text:p>
      <text:p text:style-name="P10">u1 = [H(M)w] mod q</text:p>
      <text:p text:style-name="P11">u2 = rw mod q</text:p>
      <text:p text:style-name="P11">v = [g^u1 y^u2 mod p] mod q <text:tab/>= r 이면 <text:s/>확인</text:p>
      <text:p text:style-name="P11">(<text:tab/>r = g^k mod p mod q<text:tab/><text:tab/>= g^(H(M)+xr)/s<text:tab/>= g^H(M)/s g^xr/s mod p mod q</text:p>
      <text:p text:style-name="P11"><text:tab/>= g^u1 y^u2 mod p mod q)</text:p>
      <text:p text:style-name="P11"/>
      <text:p text:style-name="P12">DSA 는 subliminal channel, 둘이 공유하는 private key x (y = g^x mod p 이므로 공유중) 를 통해 랜덤 숫자 k 가 외부에 유출되지 않고 통신된다.</text:p>
      <text:p text:style-name="P12"/>
      <text:p text:style-name="P43">11. DLP</text:p>
      <text:p text:style-name="P13">discrete logarithm problem</text:p>
      <text:p text:style-name="P13">a^x = b mod p 인 x를 구하는 문제</text:p>
      <text:p text:style-name="P13"/>
      <text:p text:style-name="P13">12. ECC</text:p>
      <text:p text:style-name="P13">elliptic curve cryptography</text:p>
      <text:p text:style-name="P13">타원곡선암호화</text:p>
      <text:p text:style-name="P13"/>
      <text:p text:style-name="P13">y^2 = x^3 + ax + b <text:tab/>| {O}</text:p>
      <text:p text:style-name="P13"/>
      <text:p text:style-name="P13">덧셈은 두 점을 지나는 직선이 곡선과 만나는 점의 x축대칭</text:p>
      <text:p text:style-name="P13"/>
      <text:p text:style-name="P13">modulor 타원곡선 위의 정수 점들은 field (체) 를 형성한다. 왜? 덧셈이 되니까.</text:p>
      <text:p text:style-name="P13">덧셈의 항등원이 필요한데, 이를 위해서는 x값이 같고 y값이 무한대인 점들이 {O} 로 필요하다.</text:p>
      <text:p text:style-name="P13"/>
      <text:p text:style-name="P13">구하는 법 Z_n 에는 0~n-1이 있다. 이 값들을 대입해서 y^2 = f(x) mod n을 만족하는 값들을 찾는다. </text:p>
      <text:p text:style-name="P13">Y^2 = x^3 + x + 6 over Z_11 에는 총 12개 있고, {O} 포함 #E = 13 이다. 이 체를 E(Z_11) 이라 한다.</text:p>
      <text:p text:style-name="P13">이 E 안의 모든 점은 generator 이다.</text:p>
      <text:p text:style-name="P13"/>
      <text:p text:style-name="P13">다음 값 찾는 방법</text:p>
      <text:p text:style-name="P13">람다 <text:span text:style-name="T12">= f’ / 2y<text:tab/><text:tab/>, x2 = 람다^2 – 2 x1,<text:tab/><text:tab/>y2 = (x1 – x2)람다 – y1</text:span></text:p>
      <text:p text:style-name="P14">이를 이용하면 KP with large K도 doubling 으로 쉽게 계산할 수 있다.</text:p>
      <text:p text:style-name="P14"/>
      <text:p text:style-name="P14">13. ECDLP</text:p>
      <text:p text:style-name="P14"/>
      <text:p text:style-name="P15">기본 아이디어 Q = kP 에서 P와 Q를 알아도, k를 알아낼 수는 없다.</text:p>
      <text:p text:style-name="P15"/>
      <text:p text:style-name="P15">14. Elgamal ECDLP</text:p>
      <text:p text:style-name="P15"/>
      <text:p text:style-name="P15">E(Z11)을 써보자.</text:p>
      <text:p text:style-name="P15"/>
      <text:p text:style-name="P15">Generator a = (2,7) 이라 하고 private key = 7을 잡으면 public key b = 7a = (7,2)</text:p>
      <text:p text:style-name="P15">(이전에는 y = g^x mod p 였는데 이제는 환이니까 y = gx 인 것)</text:p>
      <text:p text:style-name="P15"/>
      <text:p text:style-name="P15">그렇다면 암호화는?</text:p>
      <text:p text:style-name="P15">이전에는 g^k 와 My^k 를 사용했으니 이번에는 gk 와 M+bk 를 사용한다.</text:p>
      <text:p text:style-name="P15">복호화는?</text:p>
      <text:p text:style-name="P15">이전에는 C1^m 으로 y^k를 구하고 c2 / y^k 를 했었다. 따라서 이번에는</text:p>
      <text:p text:style-name="P15">c2 – bk = M + bk – bk = M + bk – 7ak</text:p>
      <text:p text:style-name="P15"/>
      <text:p text:style-name="P16">15. ECDSA</text:p>
      <text:p text:style-name="P16">DSA 는 p,h 대신 p = qr + 1 을 이용해 q와 a = h^r 을 사용해서 서명의 크기를 줄임</text:p>
      <text:p text:style-name="P16"/>
      <text:p text:style-name="P16">임의의 숫자 k를 잡아 r = a^k mod p mod q, s = (H(m) + xr)/k mod q 로 서명하고</text:p>
      <text:p text:style-name="P16">e1 = H(x)/s mod q 와 e2 = r/s mod q 를 이용해서 r = a^e1 y^e2 mod p mod q 로 확인함</text:p>
      <text:p text:style-name="P16"/>
      <text:p text:style-name="P16">이걸 ECC로 바꾸면? 곱셈은 덧셈, 지수승은 곱셈</text:p>
      <text:p text:style-name="P16">Y = xA</text:p>
      <text:p text:style-name="P16">r = Ak 의 x좌표 mod q, s = (H(m) + xr)/k mod q 로 암호화</text:p>
      <text:p text:style-name="P16">e1 = H/s mod q, e2 = r/s mod q, r = e1A + e2Y</text:p>
      <text:p text:style-name="P17"><text:soft-page-break/>16. 비트코인</text:p>
      <text:p text:style-name="P18">cryptographic hash function</text:p>
      <text:p text:style-name="P18"/>
      <text:p text:style-name="P18">hash는 puzzle-frendliness 하다.</text:p>
      <text:p text:style-name="P18">맞춰야 할 output size 를 k-bit으로 제한하면, H(x) = y 가 나오는데 걸리는 시간은 O(2^k) 이하다.</text:p>
      <text:p text:style-name="P18"/>
      <text:p text:style-name="P18">17. hash pointer</text:p>
      <text:p text:style-name="P18">pointer + hash값</text:p>
      <text:p text:style-name="P18"/>
      <text:p text:style-name="P18">블록체인은 이 hash pointer의 체인으로 이전 값에 대한 포인터와 해시값을 가진 new block with new data가 linked list로 이어진다.</text:p>
      <text:p text:style-name="P18"/>
      <text:p text:style-name="P18">18. merkle tree : binary tree of hash pointers</text:p>
      <text:p text:style-name="P18"/>
      <text:p text:style-name="P18">19. 디지털 서명</text:p>
      <text:p text:style-name="P18">identity, identifier, address</text:p>
      <text:p text:style-name="P18">비트코인에서는 public key 가 identity</text:p>
      <text:p text:style-name="P18">address 는 back account 로 public key의 해시값의 base58 인코딩</text:p>
      <text:p text:style-name="P18"/>
      <text:p text:style-name="P19">20. 암호화폐는 double spending을 막아야 한다.</text:p>
      <text:p text:style-name="P19">비트코인은 이를 global ledger에 저장해 해결하고 익 ㅔ블록체인이다.</text:p>
      <text:p text:style-name="P19"/>
      <text:p text:style-name="P19">Transaction(TX) based : 사실 계좌가 있는 건 아니고, 코인은 이동하는게 아니라 항상 삭제되고 새로 만들어진다.</text:p>
      <text:p text:style-name="P19">Input #1</text:p>
      <text:p text:style-name="P19">output #2 to ~~, #3 to ~~~</text:p>
      <text:p text:style-name="P19">맨 아래부터 체크하면서 올라가서 다 안 쓴 TX만 신경쓴다</text:p>
      <text:p text:style-name="P19"/>
      <text:p text:style-name="P19">TX process script language : ScriptPubKey</text:p>
      <text:p text:style-name="P19"/>
      <text:p text:style-name="P19">비트코인은 fork (double spend attack) 을 방지하기 위해 더 긴 block을 선호한다.</text:p>
      <text:p text:style-name="P19"/>
      <text:p text:style-name="P19">21. 탈중앙화</text:p>
      <text:p text:style-name="P19">매 TX를 랜덤 유저가 서명한다.</text:p>
      <text:p text:style-name="P19">Double spending 을 방지하기 위해 confirmation (뒤에 추가로 블록이 붙는 것)을 돈 받은 사람은 기다린다. - 51%는 정직해야 내 쪽이 더 많이 붙는다.</text:p>
      <text:p text:style-name="P19"/>
      <text:p text:style-name="P19">다음 블록을 생성하는 것이 <text:span text:style-name="T13">puzzle 이 된다. </text:span></text:p>
      <text:p text:style-name="P20">H(prev hash | curr hash | x) &lt; 2^256-d 인 x를 찾는 문제가 주어진다.</text:p>
      <text:p text:style-name="P20">새 블록을 찾아냈으면 이 블록에는 coin-create TX가 붙어서 보상이 주어진다.</text:p>
      <text:p text:style-name="P20">이 난이도는 2016 블록에 2주가 걸리도록 조정된다.</text:p>
      <text:p text:style-name="P20"/>
      <text:p text:style-name="P20">22. 포크</text:p>
      <text:p text:style-name="P20">soft fork 와 hard fork – protocol 변경</text:p>
      <text:p text:style-name="P20">소프트 : 이전 룰보다 새로운 룰이 좁은 경우 (예 : 블록 사이즈를 줄이자 → 작은 블록은 큰 블록 뒤에 붙지만, 큰 블록은 작은 블록 뒤에 붙을 수 없다)</text:p>
      <text:p text:style-name="P20">하드 : 이전 룰보다 새로운 룰이 큰 경우 (예 : 블록 사이즈를 키우자 → 기존 블록은 새로운 블록이 잘못되었다고 생각하지만, 새로운 유저는 이전 블록도 자신들 꺼라고 생각 → 아예 갈라져버림)</text:p>
      <text:p text:style-name="P20"/>
      <text:p text:style-name="P44">23. 인터넷 구조</text:p>
      <text:p text:style-name="P21">ISP의 계층 구조, <text:s/>POP - 라우터 - POP</text:p>
      <text:p text:style-name="P21">동급의 ISP끼리는 peering, 이를 돕는 IX</text:p>
      <text:p text:style-name="P21"/>
      <text:p text:style-name="P21">24. 인터넷 프로토콜의 구조</text:p>
      <text:p text:style-name="P21">5개층 application – transport- network – link – physical 으로</text:p>
      <text:p text:style-name="P22">frame | datagram <text:span text:style-name="T14">| </text:span>segment | message 구조로 패킷이 이동한다.</text:p>
      <text:p text:style-name="P22"/>
      <text:p text:style-name="P22">25. application layer</text:p>
      <text:p text:style-name="P22">클라이언트와 서버 사이 통신, process – socket – TCP – internet – TCP – socket – process</text:p>
      <text:p text:style-name="P22"/>
      <text:p text:style-name="P22">26. TCP – <text:span text:style-name="T14">transport layer</text:span></text:p>
      <text:p text:style-name="P22">포트 번호, seq number (뭐에 대답하는지 번호) ack number (다음에 올 것 같은 번호 = seq + 다 받은 데이터 양)</text:p>
      <text:p text:style-name="P22"/>
      <text:p text:style-name="P22">- fast retransmit : 서로 seq 와 ack 를 주고 받아야 하는데, ack이 lost 되거나 timeout 되는 경우가 흔하다.</text:p>
      <text:p text:style-name="P22">만약 이전 ack이 여러개 오면 → 내가 보낸게 안 갔구나 하고 timeout 전에 다시 보낸다.</text:p>
      <text:p text:style-name="P22"/>
      <text:p text:style-name="P23">Dos 공격 : 수신자의 SYN seq number (통신 시작시의 랜덤인 seq 번호)를 저장하는 SYN Cache를 가득 채운다.</text:p>
      <text:p text:style-name="P23"/>
      <text:p text:style-name="P23">27. IP – network layer</text:p>
      <text:p text:style-name="P23">라우터들의 포워딩과 라우팅 (포워딩 테이블 만들기)</text:p>
      <text:p text:style-name="P24">dest IP를 보고 넘긴다.</text:p>
      <text:p text:style-name="P24"/>
      <text:p text:style-name="P24">Datagram : 무한루프 방지용 time to live, 라우팅 알고리즘 종류, ICMP 프로토콜 들어있음</text:p>
      <text:p text:style-name="P24"/>
      <text:p text:style-name="P24">IP의 구조 : 과거에는 클래스 구조였지만 이제는 아님 - CIDR</text:p>
      <text:p text:style-name="P24"/>
      <text:p text:style-name="P24">이제는 subnet mask 를 이용해 223.1.3.0/24 같은 식으로 subnet prefix와 host identifier 를 구분</text:p>
      <text:p text:style-name="P24"/>
      <text:p text:style-name="P24">host identifier 는? DHCP로 생성</text:p>
      <text:p text:style-name="P24">subnet prefix 는? ISP 한테 받음.</text:p>
      <text:p text:style-name="P24">ISP는 ? ICANN 한테 받음</text:p>
      <text:p text:style-name="P24"/>
      <text:p text:style-name="P24">host 내에서 더 작은 유저들은 private IP 를 사용</text:p>
      <text:p text:style-name="P24"/>
      <text:p text:style-name="P24">NAT : network address translation – private ip + port 를 public ip + port 로 바꾼다</text:p>
      <text:p text:style-name="P24"/>
      <text:p text:style-name="P24">네트워크 레벨 정보 교환 : ICMP message – ping 이 그 예시</text:p>
      <text:p text:style-name="P24">- ping flooding attack : 255.255 는 모든 host에게 보내는 명령 → 호스트 수만큼 fake resource victim 에게 reply 가 간다</text:p>
      <text:p text:style-name="P24"/>
      <text:p text:style-name="P24">IP spoofing : source ip 를 속임</text:p>
      <text:p text:style-name="P24"/>
      <text:p text:style-name="P24">ingress filtering : 라우터가 패킷을 받은 라우터의 ip가 아닌 source 를 가진 패킷을 전부 떨군다</text:p>
      <text:p text:style-name="P24">- 네트워크 외각에서는 적용될 수 있지만, core에서는 사용하기 힘들다.</text:p>
      <text:p text:style-name="P24">exgress filtering : 라우터가 자기 내부 ip가 아닌 패킷을 전부 떨궈서 내보내지 않는다</text:p>
      <text:p text:style-name="P24">hijacking : 다른 source ip 인척 advertise 해서 다른 라우터들의 path를 자기에게 향하게 만든다.</text:p>
      <text:p text:style-name="P25"><text:soft-page-break/>28. DNS : 이름-ip 쌍</text:p>
      <text:p text:style-name="P25">하이어라키 구조</text:p>
      <text:p text:style-name="P25">상위 DNS organization 의 resource record 에 문의를 한다.</text:p>
      <text:p text:style-name="P25">RR 에는 타입이 저장되어 있는데, A면 값을 가진 것이지만, NS면 값을 가지고 있는 다른 서버의 domain을 가지고 있는 것</text:p>
      <text:p text:style-name="P25"/>
      <text:p text:style-name="P25">Stub resolver 가 DNS resolver 에게 묻고, DNS resolver 가 DNS zone 의 root 부터 물어보며 찾는다</text:p>
      <text:p text:style-name="P25"/>
      <text:p text:style-name="P25">DNS response 는 캐싱되며 며칠간 재사용된다.</text:p>
      <text:p text:style-name="P25">DNS response 에는 authentication 이 없기 때문에</text:p>
      <text:p text:style-name="P25">→ Pharming : 가짜 IP address 를 캐시에 넣는다</text:p>
      <text:p text:style-name="P25"><text:tab/>공격자가 ip를 물어보면서 답도 한다.</text:p>
      <text:p text:style-name="P25"/>
      <text:p text:style-name="P25">29. ARP – link layer</text:p>
      <text:p text:style-name="P25">Media Access Control address : MAC address</text:p>
      <text:p text:style-name="P25">인트라넷 안에서의 주소</text:p>
      <text:p text:style-name="P25"/>
      <text:p text:style-name="P25">ARP : address Resolution Protocol</text:p>
      <text:p text:style-name="P25">각 IP 노드들은 ARP table 있어서 IP-MAC mapping을 한다</text:p>
      <text:p text:style-name="P25">ARP는 주변으로 broadcasting 되고 cashing 된다</text:p>
      <text:p text:style-name="P25">→<text:span text:style-name="T15"> poisoning 된다.</text:span></text:p>
      <text:p text:style-name="P25"/>
      <text:p text:style-name="P45">30. 방화벽</text:p>
      <text:p text:style-name="P26">모든 트래픽을 룰 기반으로 테스트한다.</text:p>
      <text:p text:style-name="P26"/>
      <text:p text:style-name="P26">Packer Filter</text:p>
      <text:p text:style-name="P26">source, dest IP, port를 보고 적절하지 않으면 막는다</text:p>
      <text:p text:style-name="P26"/>
      <text:p text:style-name="P26">Stateful Packer Filter : 이전 트래픽을 기록해 통신하던 사람과만 통신한다.</text:p>
      <text:p text:style-name="P26">→ 캐시가 꽉 차서 지워지면 통신 중에 연결이 끊길 수도 있고, 타임아웃될 수도 있다.</text:p>
      <text:p text:style-name="P26"/>
      <text:p text:style-name="P26">FTP</text:p>
      <text:p text:style-name="P26"/>
      <text:p text:style-name="P26">Application level firewall : application 내용을 보고 필터링한다.</text:p>
      <text:p text:style-name="P26"/>
      <text:p text:style-name="P26">DMZ : firewall 사이의 공간</text:p>
      <text:p text:style-name="P26"/>
      <text:p text:style-name="P26">31. IDS, IPS</text:p>
      <text:p text:style-name="P26">감지만 하면 IDS, 대응하면 IPS</text:p>
      <text:p text:style-name="P26">anomally 를 감지하거나 signature 를 감지</text:p>
      <text:p text:style-name="P26">전자는 새로운 공격에도 대응가능하나 가짜 경보가 잦다</text:p>
      <text:p text:style-name="P26">후자는 과거 경험에 대해서는 확실한 대응이 가능하나, 새로운 공격에는 대응하지 못한다.</text:p>
      <text:p text:style-name="P26"/>
      <text:p text:style-name="P26">IDS 는 방화벽 뒤의 switch 옆에 병렬적으로 존재하지만,</text:p>
      <text:p text:style-name="P26">IPS는 방화벽 과 switch 사이에서 한 번 더 막는다</text:p>
      <text:p text:style-name="P26"/>
      <text:p text:style-name="P27">TLS 를 쓰면 endpoint user 만 암호를 풀어서 값을 볼 수 있다.</text:p>
      <text:p text:style-name="P27">근데 firewall IDS IPS 등은 중간에서 값을 보는 middlebox 들인데?</text:p>
      <text:p text:style-name="P27">→ 연구중</text:p>
      <text:p text:style-name="P27"/>
      <text:p text:style-name="P29">32. SYN cookies</text:p>
      <text:p text:style-name="P29">TLS 3-way handshake 는 SYN cache를 필요로 한다.</text:p>
      <text:p text:style-name="P29">이거 대신에, sender 의 ACK이 특정한 값이 나오도록 설정해서 대답한다.</text:p>
      <text:p text:style-name="P29">이렇게 해서 3번째 온 handshake의 ACK이 내가 생각하는 적절한 값인지를 확인한다.</text:p>
      <text:p text:style-name="P29"/>
      <text:p text:style-name="P29">Seq# = f(4-tuple, current time, server-secret)</text:p>
      <text:p text:style-name="P29"/>
      <text:p text:style-name="P30">33. DoS 와 DdoS</text:p>
      <text:p text:style-name="P30"/>
      <text:p text:style-name="P30">botnet = 자동으로 돌아가는 bot으로 구성된 네트워크</text:p>
      <text:p text:style-name="P30"/>
      <text:p text:style-name="P30">bot master – C&amp;C server – bot → attack → victim server </text:p>
      <text:p text:style-name="P30">(요즘은 C&amp;C가 빠진 P2P 구조로 변화하고 있음, 계층적 botnet은 C&amp;C 서버의 위치가 들킬 가능성이 있음)</text:p>
      <text:p text:style-name="P28"/>
      <text:p text:style-name="P31">34. DDOS 의 종류</text:p>
      <text:p text:style-name="P31">L7 application layer 공격 : 스팸, HTTP, DNS 쿼리</text:p>
      <text:p text:style-name="P31">L4 transport 공격 : SYN flood</text:p>
      <text:p text:style-name="P31">L3 Network : pink flood</text:p>
      <text:p text:style-name="P31"/>
      <text:p text:style-name="P32">direct : </text:p>
      <text:p text:style-name="P32">reflection : <text:span text:style-name="T16">request 가 아니라 response를 victim 으로 보낸다. (source ip 를 victim 으로)</text:span></text:p>
      <text:p text:style-name="P32"><text:soft-page-break/>amplification : request 는 작은데 response는 큰 요청을 보내는 <text:span text:style-name="T16">reflection attack</text:span> (예 : get all data)</text:p>
      <text:p text:style-name="P32"/>
      <text:p text:style-name="P33">smurf attack : #.#.255.255 로 요청하면 라우터가 모든 host에게 요청을 뿌린다는걸 이용한 reflection attack - 이런 거도 <text:span text:style-name="T17">amplification.</text:span></text:p>
      <text:p text:style-name="P33"/>
      <text:p text:style-name="P34">Carpet-bombing attack : victim 하나를 공격하는게 아니라 entire subnet을 공격 대상으로 하는 것</text:p>
      <text:p text:style-name="P34">기존의 방어들이 single destination ip를 향하는 것들에 한정되어 있다는 점을 이용</text:p>
      <text:p text:style-name="P34"/>
      <text:p text:style-name="P46">35. 쿠키</text:p>
      <text:p text:style-name="P35"/>
      <text:p text:style-name="P35">HTTP 쿠키 : 웹사이트에서 보내서 유저의 커뮾터에 저장하는 작은 데이터</text:p>
      <text:p text:style-name="P35"/>
      <text:p text:style-name="P35">first visit 때 cookie를 주고, 다음 visit 때는 이걸 보내줘서 나인지를 확인시켜준다</text:p>
      <text:p text:style-name="P35"/>
      <text:p text:style-name="P35">로그인 여부 등의 session 관리가 되고,</text:p>
      <text:p text:style-name="P35">personalization 이 되고</text:p>
      <text:p text:style-name="P35">tracking 이 된다</text:p>
      <text:p text:style-name="P35"/>
      <text:p text:style-name="P35">domain, path, expires, secure, httponly, samesite</text:p>
      <text:p text:style-name="P35"/>
      <text:p text:style-name="P35">36. 쿠키 종류</text:p>
      <text:p text:style-name="P35"/>
      <text:p text:style-name="P35">세션쿠키 : 지금만 유</text:p>
      <text:p text:style-name="P36">persistant 쿠키 : 만료될때까지는 유효</text:p>
      <text:p text:style-name="P36">First-party cookie : 네이버에 방문하면 네이버가 주는 쿠키</text:p>
      <text:p text:style-name="P37">Third-party cookie : 네이버에 방문했는데, 광고 이미지를 통해 주는 다른 회사의 쿠키</text:p>
      <text:p text:style-name="P37"/>
      <text:p text:style-name="P38">37. 서드 파티 쿠키</text:p>
      <text:p text:style-name="P38"/>
      <text:p text:style-name="P38">bing 에서의 광고 이미지를 통해 받은 서드 파티 쿠키를 유저가 받았다가 ebay의 광고 이미지에 보내면,</text:p>
      <text:p text:style-name="P38">doubleclick 이라는 광고 회사는 유저가 어느 사이트를 방문했었는지 정보를 알 수 있다.</text:p>
      <text:p text:style-name="P38">→ 이를 통해 광고회사는 유저의 방문 기록과 구매 기록 등을 분석해서 광고를 타겟팅할 수 있다.</text:p>
      <text:p text:style-name="P38"/>
      <text:p text:style-name="P38">→<text:span text:style-name="T18"> 광고회사의 추적이 싫으면 쿠키를 자주 삭제하거나, ad-blocker 등의 쿠키가 못 오게 하거나, private mode 로 쿠키를 안 보내게 한다</text:span></text:p>
      <text:p text:style-name="P38"/>
      <text:p text:style-name="P38">서드파티 대신 <text:span text:style-name="T19">browser fingerprint를 만들어서 추적하려 하기도 한다.</text:span></text:p>
      <text:p text:style-name="P38"/>
      <text:p text:style-name="P39">38. web bugs</text:p>
      <text:p text:style-name="P39">서드파티 보내는 투명한 web components</text:p>
      <text:p text:style-name="P39"/>
      <text:p text:style-name="P40">39. SQL injection</text:p>
      <text:p text:style-name="P40"/>
      <text:p text:style-name="P40">PHP 는 하이퍼텍스트를 SQL 문으로 만들어준다</text:p>
      <text:p text:style-name="P40"/>
      <text:p text:style-name="P41">SQL select :</text:p>
      <text:p text:style-name="P41">SELECT field1, field2</text:p>
      <text:p text:style-name="P41"><text:tab/>FROM table</text:p>
      <text:p text:style-name="P41"><text:tab/>WHERE condition</text:p>
      <text:p text:style-name="P41"><text:tab/>ORDER BY filed1, filed2 ASC;</text:p>
      <text:p text:style-name="P41"/>
      <text:p text:style-name="P42">문제, PHP code 안에 버그를 만들 이상한 값이 들어있으면?</text:p>
      <text:p text:style-name="P42">예시, 로그인 커맨드의 user 이름 칸에 “ ; DROP TABLE USERS; –” 같은게 들어가잇으면?</text:p>
      <text:p text:style-name="P42">세미콜론이 있어서 이전 명령이 끝나고 DROP 이 명령어로 작동해버린다.</text:p>
      <text:p text:style-name="P42"/>
      <text:p text:style-name="P42">이를 막기 위해서는 입력에 세미콜론이나 <text:span text:style-name="T20">apostrophes 가 있으면 막는 필터링을 사용해야 함</text:span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7:25:22.666631592</meta:creation-date>
    <dc:date>2022-12-08T13:57:52.852506544</dc:date>
    <meta:editing-duration>PT8H25M26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9" meta:paragraph-count="237" meta:word-count="3805" meta:character-count="8622" meta:non-whitespace-character-count="6783"/>
  </office:meta>
</office:document-meta>
</file>